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1b1" officeooo:paragraph-rsid="000711b1"/>
    </style:style>
    <style:style style:name="P2" style:family="paragraph" style:parent-style-name="Standard">
      <style:text-properties officeooo:rsid="000711b1" officeooo:paragraph-rsid="000711b1"/>
    </style:style>
    <style:style style:name="P3" style:family="paragraph" style:parent-style-name="Standard">
      <style:text-properties officeooo:rsid="000723bf" officeooo:paragraph-rsid="000723bf"/>
    </style:style>
    <style:style style:name="T1" style:family="text">
      <style:text-properties officeooo:rsid="000723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25-july-2019</text:p>
      <text:p text:style-name="P1">//mutex lock for linux thread synchronization</text:p>
      <text:p text:style-name="P1">//threadsync.c</text:p>
      <text:p text:style-name="P1"/>
      <text:p text:style-name="P1"><text:s text:c="55"/></text:p>
      <text:p text:style-name="P1"/>
      <text:p text:style-name="P1">#include&lt;stdio.h&gt;</text:p>
      <text:p text:style-name="P1">#include&lt;string.h&gt;</text:p>
      <text:p text:style-name="P1">#include&lt;pthread.h&gt;</text:p>
      <text:p text:style-name="P1">#include&lt;stdlib.h&gt;</text:p>
      <text:p text:style-name="P1">#include&lt;unistd.h&gt;</text:p>
      <text:p text:style-name="P1"/>
      <text:p text:style-name="P1">pthread_t tid[2];</text:p>
      <text:p text:style-name="P1">int counter;</text:p>
      <text:p text:style-name="P1">pthread_mutex_t lock;</text:p>
      <text:p text:style-name="P1"/>
      <text:p text:style-name="P1">void* trythis(void <text:s/>*arg)</text:p>
      <text:p text:style-name="P1">{</text:p>
      <text:p text:style-name="P1">pthread_mutex_lock(&amp;lock);</text:p>
      <text:p text:style-name="P1">unsigned long i = 0;</text:p>
      <text:p text:style-name="P1">counter += 1;</text:p>
      <text:p text:style-name="P1">printf("\n Job %d has started\n", counter);</text:p>
      <text:p text:style-name="P1"/>
      <text:p text:style-name="P1">for(i=0; i&lt;(0xFFFFFFFF);i++);</text:p>
      <text:p text:style-name="P1">printf("\n Job %d has finished\n", counter);</text:p>
      <text:p text:style-name="P1">pthread_mutex_unlock(&amp;lock);</text:p>
      <text:p text:style-name="P1">return NULL;</text:p>
      <text:p text:style-name="P1">}</text:p>
      <text:p text:style-name="P1">int main(void)</text:p>
      <text:p text:style-name="P1">{</text:p>
      <text:p text:style-name="P1">int i = 0;</text:p>
      <text:p text:style-name="P1">int error;</text:p>
      <text:p text:style-name="P1"/>
      <text:p text:style-name="P1">if(pthread_mutex_init(&amp;lock, NULL) != 0)</text:p>
      <text:p text:style-name="P1">{</text:p>
      <text:p text:style-name="P1">printf("\n mutex init has failed\n");</text:p>
      <text:p text:style-name="P1">return 1;</text:p>
      <text:p text:style-name="P1">}</text:p>
      <text:p text:style-name="P1"/>
      <text:p text:style-name="P1">while(i &lt; 2)</text:p>
      <text:p text:style-name="P1">{</text:p>
      <text:p text:style-name="P1">error = pthread_create(&amp;(tid[i]), NULL, &amp;trythis, NULL);</text:p>
      <text:p text:style-name="P1">if (error != 0)</text:p>
      <text:p text:style-name="P1">printf("\nThread can't be created :[%s]", strerror(error));</text:p>
      <text:p text:style-name="P1">i++;</text:p>
      <text:p text:style-name="P1">}</text:p>
      <text:p text:style-name="P1">pthread_join(tid[0], NULL);</text:p>
      <text:p text:style-name="P1">pthread_join(tid[1], NULL);</text:p>
      <text:p text:style-name="P1">pthread_mutex_destroy(&amp;lock);</text:p>
      <text:p text:style-name="P1">return 0;</text:p>
      <text:p text:style-name="P1">}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o/p:-</text:p>
      <text:p text:style-name="P1"><text:s/></text:p>
      <text:p text:style-name="P1">mscit8@mscit8-H61H2-I3:~/geet$ nano threadsync.c</text:p>
      <text:p text:style-name="P1">mscit8@mscit8-H61H2-I3:~/geet$ gcc threadsync.c -lpthread</text:p>
      <text:p text:style-name="P1">mscit8@mscit8-H61H2-I3:~/geet$ ./a.out</text:p>
      <text:p text:style-name="P1"/>
      <text:p text:style-name="P1"><text:s/>Job 1 has started</text:p>
      <text:p text:style-name="P1"/>
      <text:p text:style-name="P1"><text:s/>Job 1 has finished</text:p>
      <text:p text:style-name="P1"/>
      <text:p text:style-name="P1"><text:s/>Job 2 has started</text:p>
      <text:p text:style-name="P1"/>
      <text:p text:style-name="P1"><text:s/>Job 2 has finished</text:p>
      <text:p text:style-name="P1">mscit8@mscit8-H61H2-I3:~/geet$ </text:p>
      <text:p text:style-name="P1"/>
      <text:p text:style-name="P1"/>
      <text:p text:style-name="P1"/>
      <text:p text:style-name="P1"/>
      <text:p text:style-name="P1">//<text:span text:style-name="T1">semaphore</text:span></text:p>
      <text:p text:style-name="P1">#include &lt;stdio.h&gt; </text:p>
      <text:p text:style-name="P1">#include &lt;pthread.h&gt; </text:p>
      <text:p text:style-name="P1">#include &lt;semaphore.h&gt; </text:p>
      <text:p text:style-name="P1">#include &lt;unistd.h&gt; </text:p>
      <text:p text:style-name="P1"><text:s text:c="2"/></text:p>
      <text:p text:style-name="P1">sem_t mutex; </text:p>
      <text:p text:style-name="P1"><text:s text:c="2"/></text:p>
      <text:p text:style-name="P1">void* thread(void* arg) </text:p>
      <text:p text:style-name="P1">{ </text:p>
      <text:p text:style-name="P1"><text:s text:c="4"/>//wait </text:p>
      <text:p text:style-name="P1"><text:s text:c="4"/>sem_wait(&amp;mutex); </text:p>
      <text:p text:style-name="P1"><text:s text:c="4"/>printf("\nEntered..\n"); </text:p>
      <text:p text:style-name="P1"><text:s text:c="2"/></text:p>
      <text:p text:style-name="P1"><text:s text:c="4"/>//critical section </text:p>
      <text:p text:style-name="P1"><text:s text:c="4"/>sleep(4); </text:p>
      <text:p text:style-name="P1"/>
      <text:p text:style-name="P1"><text:s text:c="4"/>//signal </text:p>
      <text:p text:style-name="P1"><text:s text:c="4"/>printf("\nJust Exiting...\n"); </text:p>
      <text:p text:style-name="P1"><text:s text:c="4"/>sem_post(&amp;mutex); </text:p>
      <text:p text:style-name="P1">} </text:p>
      <text:p text:style-name="P1"><text:s text:c="2"/></text:p>
      <text:p text:style-name="P1"><text:s text:c="2"/></text:p>
      <text:p text:style-name="P1">int main() </text:p>
      <text:p text:style-name="P1">{ </text:p>
      <text:p text:style-name="P1"><text:s text:c="4"/>sem_init(&amp;mutex, 0, 1); </text:p>
      <text:p text:style-name="P1"><text:s text:c="4"/>pthread_t t1,t2; </text:p>
      <text:p text:style-name="P1"><text:s text:c="4"/>pthread_create(&amp;t1,NULL,thread,NULL); </text:p>
      <text:p text:style-name="P1"><text:s text:c="4"/>sleep(2); </text:p>
      <text:p text:style-name="P1"><text:soft-page-break/><text:s text:c="4"/>pthread_create(&amp;t2,NULL,thread,NULL); </text:p>
      <text:p text:style-name="P1"><text:s text:c="4"/>pthread_join(t1,NULL); </text:p>
      <text:p text:style-name="P1"><text:s text:c="4"/>pthread_join(t2,NULL); </text:p>
      <text:p text:style-name="P1"><text:s text:c="4"/>sem_destroy(&amp;mutex); </text:p>
      <text:p text:style-name="P1"><text:s text:c="4"/>return 0; </text:p>
      <text:p text:style-name="P1">} </text:p>
      <text:p text:style-name="P1"/>
      <text:p text:style-name="P1"/>
      <text:p text:style-name="P1"/>
      <text:p text:style-name="P1"/>
      <text:p text:style-name="P1"/>
      <text:p text:style-name="P1"/>
      <text:p text:style-name="P3">o/p:-</text:p>
      <text:p text:style-name="P3">mscit8@mscit8-H61H2-I3:~/geet$ nano semaphore.c</text:p>
      <text:p text:style-name="P3">mscit8@mscit8-H61H2-I3:~/geet$ gcc -o sema semaphore.c -lpthread</text:p>
      <text:p text:style-name="P3">mscit8@mscit8-H61H2-I3:~/geet$ ./sema</text:p>
      <text:p text:style-name="P3"/>
      <text:p text:style-name="P3">Entered..</text:p>
      <text:p text:style-name="P3"/>
      <text:p text:style-name="P3">Just Exiting...</text:p>
      <text:p text:style-name="P3"/>
      <text:p text:style-name="P3">Entered..</text:p>
      <text:p text:style-name="P3"/>
      <text:p text:style-name="P3">Just Exiting...</text:p>
      <text:p text:style-name="P3">mscit8@mscit8-H61H2-I3:~/geet$ </text:p>
      <text:p text:style-name="P3"/>
      <text:p text:style-name="P1"/>
      <text:p text:style-name="P1"/>
      <text:p text:style-name="P1">reference :- </text:p>
      <text:p text:style-name="P1">https://www.geeksforgeeks.org/mutex-lock-for-linux-thread-synchronization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//semapho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1:18:12.057675386</meta:creation-date>
    <dc:date>2019-07-25T12:35:16.378255290</dc:date>
    <meta:editing-duration>PT6M42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4" meta:paragraph-count="100" meta:word-count="195" meta:character-count="2027" meta:non-whitespace-character-count="1755"/>
  </office:meta>
</office:document-meta>
</file>